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7.103cm" svg:y="1.488cm">
            <draw:object draw:notify-on-update-of-ranges="Sheet1.A1:Sheet1.A101 Sheet1.S2:Sheet1.S101 Sheet1.P2:Sheet1.P101 Sheet1.M2:Sheet1.M101 Sheet1.J2:Sheet1.J101 Sheet1.D2:Sheet1.D101 Sheet1.G2:Sheet1.G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ine1</text:p>
          </table:table-cell>
          <table:table-cell office:value-type="string" calcext:value-type="string">
            <text:p>Coarse1</text:p>
          </table:table-cell>
          <table:table-cell office:value-type="string" calcext:value-type="string">
            <text:p>Delay1</text:p>
          </table:table-cell>
          <table:table-cell office:value-type="string" calcext:value-type="string">
            <text:p>Fine2</text:p>
          </table:table-cell>
          <table:table-cell office:value-type="string" calcext:value-type="string">
            <text:p>Coarse2</text:p>
          </table:table-cell>
          <table:table-cell office:value-type="string" calcext:value-type="string">
            <text:p>Delay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A2]*7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]*7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3]*7"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]*7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4]*7"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]*7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5]*7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]*7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6]*7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]*7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7]*7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]*7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8]*7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8]*7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9]*7"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]*7"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10]*7"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]*7"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11]*7"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]*7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12]*7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]*7"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13]*7"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]*7"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14]*7"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4]*7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15]*7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5]*7"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16]*7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6]*7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A17]*7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7]*7"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18]*7"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8]*7"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19]*7"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]*7"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20]*7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0]*7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21]*7"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1]*7"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22]*7"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2]*7"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23]*7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3]*7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24]*7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4]*7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25]*7"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5]*7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26]*7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6]*7"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27]*7"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7]*7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28]*7"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]*7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29]*7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*7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30]*7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0]*7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31]*7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1]*7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32]*7"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2]*7"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33]*7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]*7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34]*7"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4]*7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35]*7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5]*7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36]*7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6]*7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37]*7"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7]*7"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38]*7"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8]*7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39]*7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9]*7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40]*7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0]*7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41]*7"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1]*7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42]*7"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2]*7"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43]*7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3]*7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A44]*7"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*7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45]*7"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5]*7"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46]*7"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6]*7"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47]*7"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7]*7"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48]*7"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8]*7"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49]*7"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9]*7"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50]*7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0]*7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51]*7"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1]*7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52]*7"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]*7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53]*7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3]*7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54]*7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*7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55]*7"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55]*7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56]*7"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6]*7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57]*7"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*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58]*7"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8]*7"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59]*7"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9]*7"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60]*7"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0]*7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61]*7"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1]*7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62]*7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2]*7"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63]*7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3]*7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64]*7"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4]*7"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65]*7"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5]*7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66]*7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6]*7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67]*7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7]*7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68]*7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8]*7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69]*7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9]*7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70]*7"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0]*7"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71]*7"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1]*7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72]*7"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2]*7"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73]*7"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3]*7"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74]*7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4]*7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75]*7"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5]*7"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76]*7"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6]*7"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77]*7"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7]*7"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78]*7"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8]*7"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79]*7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9]*7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80]*7"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0]*7"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81]*7"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1]*7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82]*7"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2]*7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83]*7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3]*7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84]*7"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4]*7"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85]*7"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5]*7"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86]*7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6]*7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87]*7"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7]*7"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88]*7"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8]*7"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89]*7"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89]*7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90]*7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0]*7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91]*7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1]*7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92]*7"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2]*7"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93]*7"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3]*7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94]*7"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4]*7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95]*7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5]*7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A96]*7"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]*7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97]*7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7]*7"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98]*7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8]*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99]*7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9]*7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100]*7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0]*7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101]*7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1]*7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08:58:28.011581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2:26:40.861262352</meta:creation-date>
    <dc:date>2018-09-21T11:07:11.304792632</dc:date>
    <meta:editing-duration>PT1H29M36S</meta:editing-duration>
    <meta:editing-cycles>6</meta:editing-cycles>
    <meta:generator>LibreOffice/4.2.8.2$Linux_X86_64 LibreOffice_project/420m0$Build-2</meta:generator>
    <meta:document-statistic meta:table-count="1" meta:cell-count="16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4cm" svg:y="2.707cm" style:legend-expansion="high" chart:style-name="ch2"/>
        <chart:plot-area chart:style-name="ch3" table:cell-range-address="Sheet1.A1:Sheet1.A101 Sheet1.S2:Sheet1.S101 Sheet1.P2:Sheet1.P101 Sheet1.M2:Sheet1.M101 Sheet1.J2:Sheet1.J101 Sheet1.D2:Sheet1.D101 Sheet1.G2:Sheet1.G101" svg:x="0.32cm" svg:y="0.18cm" svg:width="13.044cm" svg:height="8.64cm">
          <chartooo:coordinate-region svg:x="0.941cm" svg:y="0.379cm" svg:width="12.28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1" chart:class="chart:line">
            <chart:data-point chart:repeated="101"/>
          </chart:series>
          <chart:series chart:style-name="ch7" chart:values-cell-range-address="Sheet1.S2:Sheet1.S101" chart:class="chart:line">
            <chart:data-point chart:repeated="100"/>
          </chart:series>
          <chart:series chart:style-name="ch8" chart:values-cell-range-address="Sheet1.P2:Sheet1.P101" chart:class="chart:line">
            <chart:data-point chart:repeated="100"/>
          </chart:series>
          <chart:series chart:style-name="ch9" chart:values-cell-range-address="Sheet1.M2:Sheet1.M101" chart:class="chart:line">
            <chart:data-point chart:repeated="100"/>
          </chart:series>
          <chart:series chart:style-name="ch10" chart:values-cell-range-address="Sheet1.J2:Sheet1.J101" chart:class="chart:line">
            <chart:data-point chart:repeated="100"/>
          </chart:series>
          <chart:series chart:style-name="ch11" chart:values-cell-range-address="Sheet1.D2:Sheet1.D101" chart:class="chart:line">
            <chart:data-point chart:repeated="100"/>
          </chart:series>
          <chart:series chart:style-name="ch12" chart:values-cell-range-address="Sheet1.G2:Sheet1.G10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1</svg:desc>
                </draw:g>
              </table:table-cell>
              <table:table-cell office:value-type="float" office:value="15">
                <text:p>15</text:p>
                <draw:g>
                  <svg:desc>Sheet1.S2:Sheet1.S101</svg:desc>
                </draw:g>
              </table:table-cell>
              <table:table-cell office:value-type="float" office:value="6">
                <text:p>6</text:p>
                <draw:g>
                  <svg:desc>Sheet1.P2:Sheet1.P101</svg:desc>
                </draw:g>
              </table:table-cell>
              <table:table-cell office:value-type="float" office:value="17">
                <text:p>17</text:p>
                <draw:g>
                  <svg:desc>Sheet1.M2:Sheet1.M101</svg:desc>
                </draw:g>
              </table:table-cell>
              <table:table-cell office:value-type="float" office:value="43">
                <text:p>43</text:p>
                <draw:g>
                  <svg:desc>Sheet1.J2:Sheet1.J101</svg:desc>
                </draw:g>
              </table:table-cell>
              <table:table-cell office:value-type="float" office:value="9">
                <text:p>9</text:p>
                <draw:g>
                  <svg:desc>Sheet1.D2:Sheet1.D101</svg:desc>
                </draw:g>
              </table:table-cell>
              <table:table-cell office:value-type="float" office:value="35">
                <text:p>35</text:p>
                <draw:g>
                  <svg:desc>Sheet1.G2:Sheet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